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..my passion for photography really began with landscapes and travel photography, since then I have covered a broad range of subjects from photographing wildlife to sports and action photography...recently I've expanded into working with local Belfast musicians, artists and entertainers...and I am thrilled to be using my photography skills to showcase their talent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22:22:11.38</meta:creation-date>
    <dc:date>2014-12-15T14:37:36.30</dc:date>
    <meta:editing-duration>PT4M57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1" meta:word-count="53" meta:character-count="371"/>
  </office:meta>
</office:document-meta>
</file>